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ada auxiliar deberia pedir datos de la materia para que en el sistema salga 50% teoria y practica con los chicos en el cipag y que esos trabjaos se puedan controlar ,</text:p>
      <text:p text:style-name="Standard">AUXILIAR AREA AGRICOLA</text:p>
      <text:p text:style-name="Standard">materias de auxiliaturas:</text:p>
      <text:p text:style-name="Standard">matematicas</text:p>
      <text:p text:style-name="Standard">quimicas</text:p>
      <text:p text:style-name="Standard">..</text:p>
      <text:p text:style-name="Standard">..</text:p>
      <text:p text:style-name="Standard">..</text:p>
      <text:p text:style-name="Standard"/>
      <text:p text:style-name="Standard">AUXILIAR AREA PECUARIA</text:p>
      <text:p text:style-name="Standard">materias de auxiliaturas</text:p>
      <text:p text:style-name="Standard">..</text:p>
      <text:p text:style-name="Standard">…</text:p>
      <text:p text:style-name="Standard">..</text:p>
      <text:p text:style-name="Standard">OJO todo esti luego como reporte presenta reporte en el sistema a los ingenieros a cargos “gamon y galves”</text:p>
      <text:p text:style-name="Standard"/>
      <text:p text:style-name="Standard">la informacion toda estan sera manipulada por el auxiliiar encargado de cipag s</text:p>
      <text:p text:style-name="Standard"/>
      <text:p text:style-name="Standard">hacer difernetes practicas con los ecargados de cada materia de ls auxiliarres de catedra</text:p>
      <text:p text:style-name="Standard">auxiliares de actedra entrgara informe a auixiliar de area agricola ,lo mmismo con el otro auxiliaer del area pecuaria</text:p>
      <text:p text:style-name="Standard"/>
      <text:p text:style-name="Standard">USUARIO:</text:p>
      <text:p text:style-name="Standard">-auxiliar de area pecuaria</text:p>
      <text:p text:style-name="Standard">-auxiliar de area pecuaria</text:p>
      <text:p text:style-name="Standard">auxiliar de catedra no tendra auxiliar y entregarle informe manual pero el auxiliar de cipag es el <text:s/>que tiene acceso a sistema y ver que practicas realizan con los estudiantes con su respectivamente eaxiliar catedra.</text:p>
      <text:p text:style-name="Standard">Todo referente a practicas con parselas , puede entrar horarios y todo eso.</text:p>
      <text:p text:style-name="Standard">Parsela : actividad , temperatura, humedad,rendimiento , tiempo de trabajo, estudiantes que trabjaron , inversion , ganncias, tutor.</text:p>
      <text:p text:style-name="Standard"/>
      <text:p text:style-name="Standard">No se puede modificar en el informe al momento de regustra ventas y ingresos , egresos r, solo la opcion de comentario puede modificar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yelen Estevez Segovia</meta:initial-creator>
    <dc:creator>Ayelen Estevez Segovia</dc:creator>
    <meta:creation-date>2025-07-16T18:36:00Z</meta:creation-date>
    <dc:date>2025-07-16T18:36:00Z</dc:date>
    <meta:template xlink:href="Normal.dotm" xlink:type="simple"/>
    <meta:editing-cycles>2</meta:editing-cycles>
    <meta:editing-duration>PT180S</meta:editing-duration>
    <meta:document-statistic meta:page-count="1" meta:paragraph-count="2" meta:word-count="204" meta:character-count="1328" meta:row-count="9" meta:non-whitespace-character-count="1126"/>
  </office:meta>
</office:document-meta>
</file>